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P2" style:family="paragraph" style:parent-style-name="Heading_20_4"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style:style style:name="P3" style:family="paragraph" style:parent-style-name="Heading_20_4">
      <style:paragraph-properties fo:text-align="center" style:justify-single-word="false"/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8pt" fo:letter-spacing="normal" fo:font-style="normal" fo:font-weight="normal" style:font-size-asian="18pt" style:font-size-complex="18pt"/>
    </style:style>
    <style:style style:name="P10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8pt" fo:letter-spacing="normal" fo:font-style="normal" fo:font-weight="normal" style:font-size-asian="18pt" style:font-size-complex="18pt"/>
    </style:style>
    <style:style style:name="P11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8pt" fo:letter-spacing="normal" fo:font-style="normal" fo:font-weight="normal" style:font-size-asian="18pt" style:font-size-complex="18pt"/>
    </style:style>
    <style:style style:name="P1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P1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P14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T1" style:family="text">
      <style:text-properties fo:font-variant="normal" fo:text-transform="none" style:font-name="Calibri" fo:font-size="16pt" fo:letter-spacing="normal" fo:font-style="normal" fo:font-weight="bold" style:font-size-asian="16pt" style:font-size-complex="16pt"/>
    </style:style>
    <style:style style:name="T2" style:family="text"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6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RELAZIONE</text:h>
      <text:h text:style-name="P2" text:outline-level="4">Introduzione</text:h>
      <text:p text:style-name="P1">Questa relazione descrive una serie di operazioni eseguite su un sistema Linux utilizzando il terminale. Le operazioni includono la creazione di file, la modifica dei permessi e l'esecuzione di comandi di base.</text:p>
      <text:p text:style-name="P1"/>
      <text:list xml:id="list6658099002119081042" text:style-name="L1">
        <text:list-item>
          <text:p text:style-name="P4"><text:span text:style-name="Strong_20_Emphasis"><text:span text:style-name="T3">Creazione del file </text:span></text:span><text:span text:style-name="Strong_20_Emphasis"><text:span text:style-name="Source_20_Text"><text:span text:style-name="T3">filediprova.txt</text:span></text:span></text:span></text:p>
          <text:p text:style-name="P9"/>
          <text:list>
            <text:list-item>
              <text:p text:style-name="P4"><text:span text:style-name="T2">Comando utilizzato: </text:span><text:span text:style-name="Source_20_Text"><text:span text:style-name="T1">touch directory.prova/filediprova.txt</text:span></text:span></text:p>
            </text:list-item>
            <text:list-item>
              <text:p text:style-name="P4"><text:span text:style-name="T2">Descrizione: Questo comando crea un nuovo file vuoto chiamato </text:span><text:span text:style-name="Source_20_Text"><text:span text:style-name="T1">filediprova.txt </text:span></text:span><text:span text:style-name="T2">nella directory </text:span><text:span text:style-name="Source_20_Text"><text:span text:style-name="T1">directory.prova</text:span></text:span><text:span text:style-name="T2">.</text:span></text:p>
            </text:list-item>
          </text:list>
        </text:list-item>
      </text:list>
      <text:p text:style-name="P12"/>
      <text:p text:style-name="P12"/>
      <text:list xml:id="list3858379563626051637" text:style-name="L2">
        <text:list-item>
          <text:p text:style-name="P5"><text:span text:style-name="Strong_20_Emphasis"><text:span text:style-name="T3">Modifica dei permessi del file </text:span></text:span><text:span text:style-name="Strong_20_Emphasis"><text:span text:style-name="Source_20_Text"><text:span text:style-name="T3">prova.txt</text:span></text:span></text:span></text:p>
          <text:p text:style-name="P10"/>
          <text:list>
            <text:list-item>
              <text:p text:style-name="P5"><text:span text:style-name="T2">Comando utilizzato:</text:span><text:span text:style-name="Source_20_Text"><text:span text:style-name="T1">chmod u=rwx,g=rx,o=rx prova.txt</text:span></text:span></text:p>
            </text:list-item>
            <text:list-item>
              <text:p text:style-name="P5"><text:span text:style-name="T2">Descrizione: Questo comando modifica i permessi del file </text:span><text:span text:style-name="Source_20_Text"><text:span text:style-name="T1">prova.txt </text:span></text:span><text:span text:style-name="T2">in modo che l'utente proprietario abbia permessi di lettura, scrittura ed esecuzione, mentre il gruppo e gli altri utenti abbiano solo permessi di lettura ed esecuzione</text:span></text:p>
            </text:list-item>
          </text:list>
        </text:list-item>
      </text:list>
      <text:p text:style-name="P12"/>
      <text:p text:style-name="P12"/>
      <text:list xml:id="list37338151" text:continue-numbering="true" text:style-name="L2">
        <text:list-item>
          <text:p text:style-name="P5"><text:span text:style-name="Strong_20_Emphasis"><text:span text:style-name="T1">Modifica dei permessi della directory </text:span></text:span><text:span text:style-name="Strong_20_Emphasis"><text:span text:style-name="Source_20_Text"><text:span text:style-name="T1">directory.prova</text:span></text:span></text:span></text:p>
          <text:p text:style-name="P13"/>
          <text:list>
            <text:list-item>
              <text:p text:style-name="P5"><text:span text:style-name="T2">Comando utilizzato:</text:span><text:span text:style-name="Source_20_Text"><text:span text:style-name="T1">chmod u=rwx,g=rx,o=rx directory.prova</text:span></text:span></text:p>
            </text:list-item>
            <text:list-item>
              <text:p text:style-name="P5"><text:span text:style-name="T2">Descrizione: Questo comando modifica i permessi della directory </text:span><text:span text:style-name="Source_20_Text"><text:span text:style-name="T1">directory.prova </text:span></text:span><text:span text:style-name="T2">in modo simile al file </text:span><text:span text:style-name="Source_20_Text"><text:span text:style-name="T1">prova.txt</text:span></text:span><text:span text:style-name="T2">.</text:span></text:p>
            </text:list-item>
          </text:list>
        </text:list-item>
      </text:list>
      <text:p text:style-name="P12"/>
      <text:p text:style-name="P12"/>
      <text:list xml:id="list5148362999330226979" text:style-name="L3">
        <text:list-item>
          <text:p text:style-name="P6"><text:span text:style-name="Strong_20_Emphasis"><text:span text:style-name="T3">Visualizzazione dei contenuti della directory </text:span></text:span><text:span text:style-name="Strong_20_Emphasis"><text:span text:style-name="Source_20_Text"><text:span text:style-name="T3">directory.prova</text:span></text:span></text:span></text:p>
          <text:p text:style-name="P6"><text:span text:style-name="Source_20_Text"><text:span text:style-name="T3"/></text:span></text:p>
          <text:list>
            <text:list-item>
              <text:p text:style-name="P6"><text:span text:style-name="T2">Comando utilizzato: </text:span><text:span text:style-name="Source_20_Text"><text:span text:style-name="T1">ls directory.prova</text:span></text:span></text:p>
            </text:list-item>
            <text:list-item>
              <text:p text:style-name="P6"><text:soft-page-break/><text:span text:style-name="T2">Descrizione: Questo comando elenca i file presenti nella directory </text:span><text:span text:style-name="Source_20_Text"><text:span text:style-name="T1">directory.prova</text:span></text:span><text:span text:style-name="T2">.</text:span></text:p>
              <text:p text:style-name="P14"/>
            </text:list-item>
          </text:list>
        </text:list-item>
      </text:list>
      <text:list xml:id="list5290933104064022316" text:style-name="L4">
        <text:list-item>
          <text:p text:style-name="P7"><text:span text:style-name="Strong_20_Emphasis"><text:span text:style-name="T3">Esecuzione di un comando echo su </text:span></text:span><text:span text:style-name="Strong_20_Emphasis"><text:span text:style-name="Source_20_Text"><text:span text:style-name="T3">prova.txt</text:span></text:span></text:span></text:p>
          <text:p text:style-name="P11"/>
          <text:list>
            <text:list-item>
              <text:p text:style-name="P7"><text:span text:style-name="T2">Comando utilizzato:</text:span><text:span text:style-name="Source_20_Text"><text:span text:style-name="T1">echo "Forza napoli2" &gt; prova.txt</text:span></text:span></text:p>
            </text:list-item>
            <text:list-item>
              <text:p text:style-name="P7"><text:span text:style-name="T2">Descrizione: Questo comando scrive la stringa "Forza napoli2" nel file </text:span><text:span text:style-name="Source_20_Text"><text:span text:style-name="T1">prova.txt</text:span></text:span><text:span text:style-name="T2">.</text:span></text:p>
            </text:list-item>
          </text:list>
        </text:list-item>
      </text:list>
      <text:p text:style-name="P12"/>
      <text:p text:style-name="P12"/>
      <text:list xml:id="list7425929365465962215" text:style-name="L5">
        <text:list-item>
          <text:p text:style-name="P8"><text:span text:style-name="Strong_20_Emphasis"><text:span text:style-name="T3">Tentativo di modifica del file </text:span></text:span><text:span text:style-name="Strong_20_Emphasis"><text:span text:style-name="Source_20_Text"><text:span text:style-name="T3">filediprova2.txt</text:span></text:span></text:span></text:p>
          <text:p text:style-name="P8"><text:span text:style-name="Source_20_Text"><text:span text:style-name="T3"/></text:span></text:p>
          <text:list>
            <text:list-item>
              <text:p text:style-name="P8"><text:span text:style-name="T2">Comando utilizzato:</text:span><text:span text:style-name="Source_20_Text"><text:span text:style-name="T1">touch directory.prova/filediprova2.txt</text:span></text:span></text:p>
            </text:list-item>
            <text:list-item>
              <text:p text:style-name="P8"><text:span text:style-name="T2">Descrizione: Questo comando tenta di creare un nuovo file chiamato </text:span><text:span text:style-name="Source_20_Text"><text:span text:style-name="T1">filediprova2.txt </text:span></text:span><text:span text:style-name="T2">nella directory </text:span><text:span text:style-name="Source_20_Text"><text:span text:style-name="T1">directory.prova</text:span></text:span><text:span text:style-name="T2">, ma fallisce a causa dei permessi insufficienti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4-01T15:14:38.65</meta:creation-date>
    <dc:date>2025-04-01T17:07:30.03</dc:date>
    <dc:creator>ritish  bhantooa</dc:creator>
    <meta:editing-duration>PT6M2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21" meta:word-count="217" meta:character-count="1627"/>
  </office:meta>
</office:document-meta>
</file>